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9e2c4" officeooo:paragraph-rsid="0019e2c4" style:font-weight-asian="bold" style:font-weight-complex="bold"/>
    </style:style>
    <style:style style:name="P2" style:family="paragraph" style:parent-style-name="Standard">
      <style:paragraph-properties fo:text-align="justify" style:justify-single-word="false"/>
      <style:text-properties fo:font-weight="bold" officeooo:rsid="0019e2c4" officeooo:paragraph-rsid="0019e2c4"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ción de multiplicación de matrices utilzando OMP</text:p>
      <text:p text:style-name="P1">Documento de análisis</text:p>
      <text:p text:style-name="P1">Presentado por: <text:span text:style-name="T1">Juan Camilo Rojas Cortés</text:span></text:p>
      <text:p text:style-name="P1"><text:span text:style-name="T1"/></text:p>
      <text:p text:style-name="P1"><text:span text:style-name="T1"/></text:p>
      <text:p text:style-name="P2"><text:span text:style-name="T1">El presente documento tiene como objetivo realizar una bitácora y un análisis de los resultados obtenidos al implementar la multiplicación de matrices cuadradas utilizando paralelización con la librería OMP. En este trabajo se utilizaron diferentes variaciones de las opciones que ofrece OMP para hacer ciclos paralelos. Específicamente, se utilizaron las diferentes variaciones de </text:span><text:span text:style-name="T2">#pragma omp parallel for</text:span><text:span text:style-name="T3">, utilizando diferentes cláusulas que pueden modificar su comportamiento. A todas estas implementaciones se les validó su efectividad y su eficiencia, comparando esta última con la eficiencia de la implementación secuencial utilizada en la entrega anterior. A continuación, se explicará cada una de las variaciones implementadas:</text:span></text:p>
      <text:p text:style-name="P2"><text:span text:style-name="T3"/></text:p>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5T21:37:10.978686933</meta:creation-date>
    <dc:date>2020-04-15T21:48:09.581650471</dc:date>
    <meta:editing-duration>PT38S</meta:editing-duration>
    <meta:editing-cycles>1</meta:editing-cycles>
    <meta:document-statistic meta:table-count="0" meta:image-count="0" meta:object-count="0" meta:page-count="1" meta:paragraph-count="4" meta:word-count="118" meta:character-count="854" meta:non-whitespace-character-count="740"/>
    <meta:generator>LibreOffice/5.1.6.2$Linux_X86_64 LibreOffice_project/10m0$Build-2</meta:generator>
  </office:meta>
</office:document-meta>
</file>